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ucturerAxiom.qI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ucturerAxiom.computeNodes( OMElement component , OMElement path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ucturerAxiom.processContractResult( InputStream resultStream , OMElement path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StructurerAxiom.processStructure( OMElement structure , OMElement path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ucturerAxiom.qIt( String 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ucturerAxiom.processProperty( OMElement properties , HashMap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ucturerAxiom.processHook( OMElement component , OMElement path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StructurerAxiom.XMLStructurerAxiom( DispatcherBea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ucturerAxiom.processContract( OMElement component , OMElement path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StructurerAxiom.execute( InputStream structurerStream , String forma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XMLStructurerAxiom.isElement( OM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